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0.126cm" svg:y="6.021cm">
            <draw:object draw:notify-on-update-of-ranges="Sheet1.B1:Sheet1.B5 Sheet1.C1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5" table:default-cell-style-name="Default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14.861" calcext:value-type="float">
            <text:p>114,861</text:p>
          </table:table-cell>
          <table:table-cell table:style-name="ce9" table:formula="of:=[.C$1]/[.C1]" office:value-type="float" office:value="1" calcext:value-type="float">
            <text:p>1</text:p>
          </table:table-cell>
          <table:table-cell table:style-name="ce10" table:formula="of:=[.D1]/[.B1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60.8044" calcext:value-type="float">
            <text:p>60,8044</text:p>
          </table:table-cell>
          <table:table-cell table:style-name="ce4" table:formula="of:=[.C$1]/[.C2]" office:value-type="float" office:value="1.88902447849169" calcext:value-type="float">
            <text:p>1,88902447849169</text:p>
          </table:table-cell>
          <table:table-cell table:style-name="ce11" table:formula="of:=[.D2]/[.B2]" office:value-type="float" office:value="0.944512239245844" calcext:value-type="float">
            <text:p>0,944512239245844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39.3635" calcext:value-type="float">
            <text:p>39,3635</text:p>
          </table:table-cell>
          <table:table-cell table:style-name="ce4" table:formula="of:=[.C$1]/[.C3]" office:value-type="float" office:value="2.91795699061313" calcext:value-type="float">
            <text:p>2,91795699061313</text:p>
          </table:table-cell>
          <table:table-cell table:style-name="ce11" table:formula="of:=[.D3]/[.B3]" office:value-type="float" office:value="0.729489247653283" calcext:value-type="float">
            <text:p>0,729489247653283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21.306" calcext:value-type="float">
            <text:p>21,306</text:p>
          </table:table-cell>
          <table:table-cell table:style-name="ce4" table:formula="of:=[.C$1]/[.C4]" office:value-type="float" office:value="5.39101661503802" calcext:value-type="float">
            <text:p>5,39101661503802</text:p>
          </table:table-cell>
          <table:table-cell table:style-name="ce11" table:formula="of:=[.D4]/[.B4]" office:value-type="float" office:value="0.673877076879752" calcext:value-type="float">
            <text:p>0,673877076879752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10.6142" calcext:value-type="float">
            <text:p>10,6142</text:p>
          </table:table-cell>
          <table:table-cell table:style-name="ce5" table:formula="of:=[.C$1]/[.C5]" office:value-type="float" office:value="10.8214467411581" calcext:value-type="float">
            <text:p>10,8214467411581</text:p>
          </table:table-cell>
          <table:table-cell table:style-name="ce12" table:formula="of:=[.D5]/[.B5]" office:value-type="float" office:value="0.67634042132238" calcext:value-type="float">
            <text:p>0,67634042132238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>
            <draw:frame draw:z-index="1" draw:style-name="gr1" draw:text-style-name="P1" svg:width="17.176cm" svg:height="9.724cm" svg:x="0.331cm" svg:y="0.151cm">
              <draw:object draw:notify-on-update-of-ranges="Sheet1.B1:Sheet1.B5 Sheet1.D1:Sheet1.D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2" draw:style-name="gr1" draw:text-style-name="P1" svg:width="17.176cm" svg:height="9.724cm" svg:x="0.03cm" svg:y="0.152cm">
              <draw:object draw:notify-on-update-of-ranges="Sheet1.B1:Sheet1.B5 Sheet1.E1:Sheet1.E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.00.0000</text:date>, <text:time style:data-style-name="N2" text:time-value="05:32:04.747683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4-29T06:06:09.633236957</dc:date>
    <meta:editing-duration>PT1H32M8S</meta:editing-duration>
    <meta:editing-cycles>11</meta:editing-cycles>
    <meta:document-statistic meta:table-count="1" meta:cell-count="2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5.278cm" svg:y="4.563cm" style:legend-expansion="high" chart:style-name="ch3"/>
        <chart:plot-area chart:style-name="ch4" svg:x="0.628cm" svg:y="0.039cm" svg:width="16.182cm" svg:height="9.769cm">
          <chart:coordinate-region svg:x="1.453cm" svg:y="0.238cm" svg:width="15.164cm" svg:height="8.923cm"/>
          <chart:axis chart:dimension="x" chart:name="primary-x" chart:style-name="ch5">
            <chart:title svg:x="8.278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14.861">
                <text:p>114.861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.8044">
                <text:p>60.8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9.3635">
                <text:p>39.3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.306">
                <text:p>21.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6142">
                <text:p>10.6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5.278cm" svg:y="4.563cm" style:legend-expansion="high" chart:style-name="ch3"/>
        <chart:plot-area chart:style-name="ch4" svg:x="0.819cm" svg:y="0.039cm" svg:width="15.991cm" svg:height="9.769cm">
          <chart:coordinate-region svg:x="1.453cm" svg:y="0.238cm" svg:width="15.164cm" svg:height="8.923cm"/>
          <chart:axis chart:dimension="x" chart:name="primary-x" chart:style-name="ch5">
            <chart:title svg:x="8.373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902447849169">
                <text:p>1.88902447849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91795699061313">
                <text:p>2.91795699061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9101661503802">
                <text:p>5.3910166150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8214467411581">
                <text:p>10.8214467411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5.278cm" svg:y="4.563cm" style:legend-expansion="high" chart:style-name="ch3"/>
        <chart:plot-area chart:style-name="ch4" svg:x="0.724cm" svg:y="0.038cm" svg:width="16.086cm" svg:height="9.77cm">
          <chart:coordinate-region svg:x="1.453cm" svg:y="0.238cm" svg:width="15.164cm" svg:height="8.923cm"/>
          <chart:axis chart:dimension="x" chart:name="primary-x" chart:style-name="ch5">
            <chart:title svg:x="8.35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4512239245844">
                <text:p>0.944512239245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29489247653283">
                <text:p>0.72948924765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73877076879752">
                <text:p>0.673877076879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7634042132238">
                <text:p>0.67634042132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